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3pt" officeooo:rsid="001f6e12" officeooo:paragraph-rsid="001f6e12" style:font-size-asian="11.3500003814697pt" style:font-size-complex="13pt"/>
    </style:style>
    <style:style style:name="P2" style:family="paragraph" style:parent-style-name="Standard">
      <style:text-properties style:font-name="Times New Roman" fo:font-size="13pt" officeooo:rsid="00290914" officeooo:paragraph-rsid="00290914" style:font-size-asian="11.3500003814697pt" style:font-size-complex="13pt"/>
    </style:style>
    <style:style style:name="P3" style:family="paragraph" style:parent-style-name="Standard">
      <style:text-properties style:font-name="Times New Roman" fo:font-size="13pt" officeooo:rsid="00290914" officeooo:paragraph-rsid="00290914" fo:background-color="#ffff00" style:font-size-asian="11.3500003814697pt" style:font-size-complex="13pt"/>
    </style:style>
    <style:style style:name="P4" style:family="paragraph" style:parent-style-name="Standard">
      <style:text-properties style:font-name="Times New Roman" fo:font-size="13pt" officeooo:rsid="00290914" officeooo:paragraph-rsid="001f6e12" fo:background-color="#ffff00" style:font-size-asian="11.3500003814697pt" style:font-size-complex="13pt"/>
    </style:style>
    <style:style style:name="P5" style:family="paragraph" style:parent-style-name="Standard">
      <style:text-properties style:font-name="Times New Roman" fo:font-size="13pt" officeooo:rsid="00290914" officeooo:paragraph-rsid="00290914" style:font-size-asian="11.3500003814697pt" style:font-size-complex="13pt"/>
    </style:style>
    <style:style style:name="T1" style:family="text">
      <style:text-properties officeooo:rsid="002ace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hững việc còn chưa hoàn thành :</text:p>
      <text:p text:style-name="P4"/>
      <text:p text:style-name="P3"/>
      <text:p text:style-name="P2">- <text:span text:style-name="T1">T</text:span>hêm phân trang : </text:p>
      <text:p text:style-name="P2"/>
      <text:p text:style-name="P2">- <text:span text:style-name="T1">Xóa Tag trong cơ sở dữ liệu khi sửa file.</text:span></text:p>
      <text:p text:style-name="P2"/>
      <text:p text:style-name="P2">- <text:span text:style-name="T1">Xóa 1 liên kêts tĩnh khi xóa 1 tag.</text:span></text:p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08:24:56.328000000</meta:creation-date>
    <dc:date>2015-09-25T08:41:18.326000000</dc:date>
    <meta:editing-duration>PT6H19M5S</meta:editing-duration>
    <meta:editing-cycles>4</meta:editing-cycles>
    <meta:generator>LibreOffice/5.0.0.5$Windows_x86 LibreOffice_project/1b1a90865e348b492231e1c451437d7a15bb262b</meta:generator>
    <meta:document-statistic meta:table-count="0" meta:image-count="0" meta:object-count="0" meta:page-count="1" meta:paragraph-count="4" meta:word-count="33" meta:character-count="132" meta:non-whitespace-character-count="102"/>
  </office:meta>
</office:document-meta>
</file>